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1cc7b7" officeooo:paragraph-rsid="001cc7b7" style:font-weight-asian="normal" style:font-weight-complex="normal"/>
    </style:style>
    <style:style style:name="P3" style:family="paragraph" style:parent-style-name="Text_20_body">
      <style:paragraph-properties fo:line-height="100%" fo:text-align="start" style:justify-single-word="false"/>
      <style:text-properties style:font-name="Arial" fo:font-weight="normal" officeooo:rsid="001cbf78" officeooo:paragraph-rsid="001cc7b7" style:font-weight-asian="normal" style:font-weight-complex="normal"/>
    </style:style>
    <style:style style:name="P4" style:family="paragraph" style:parent-style-name="Text_20_body">
      <style:paragraph-properties fo:line-height="100%"/>
      <style:text-properties style:font-name="Arial" fo:font-weight="normal" officeooo:rsid="001cbf78" officeooo:paragraph-rsid="001cc7b7" style:font-weight-asian="normal" style:font-weight-complex="normal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Arial" fo:font-weight="normal" officeooo:rsid="0028321b" officeooo:paragraph-rsid="0028321b" style:font-weight-asian="normal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Arial" fo:font-weight="normal" officeooo:rsid="001e5c9a" officeooo:paragraph-rsid="002a067c" style:font-weight-asian="normal" style:font-weight-complex="normal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Arial" officeooo:paragraph-rsid="001cc7b7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Arial" fo:font-weight="bold" officeooo:rsid="001bc58e" officeooo:paragraph-rsid="001cc7b7" style:font-weight-asian="bold" style:font-weight-complex="bold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Arial" officeooo:rsid="001cc7b7" officeooo:paragraph-rsid="002a067c"/>
    </style:style>
    <style:style style:name="P11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1cc7b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1cc7b7" officeooo:paragraph-rsid="002ee49a" style:font-weight-asian="bold" style:font-weight-complex="bold"/>
    </style:style>
    <style:style style:name="P13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261428" officeooo:paragraph-rsid="002a067c" style:font-weight-asian="normal" style:font-weight-complex="normal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Arial" fo:font-weight="normal" officeooo:rsid="00261428" officeooo:paragraph-rsid="00261428" style:font-weight-asian="normal" style:font-weight-complex="normal"/>
    </style:style>
    <style:style style:name="P15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321cdc" officeooo:paragraph-rsid="00321cdc" style:font-weight-asian="normal" style:font-weight-complex="normal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Arial" fo:font-weight="bold" officeooo:rsid="001e0f3a" officeooo:paragraph-rsid="00306778" style:font-weight-asian="bold" style:font-weight-complex="bold"/>
    </style:style>
    <style:style style:name="P17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1cc7b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06778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weight="normal" officeooo:rsid="002c5928" style:font-weight-asian="normal" style:font-weight-complex="normal"/>
    </style:style>
    <style:style style:name="T7" style:family="text">
      <style:text-properties style:font-name="Arial" fo:font-weight="normal" officeooo:rsid="00321cdc" style:font-weight-asian="normal" style:font-weight-complex="normal"/>
    </style:style>
    <style:style style:name="T8" style:family="text">
      <style:text-properties style:font-name="Arial" fo:font-weight="normal" officeooo:rsid="003315e6" style:font-weight-asian="normal" style:font-weight-complex="normal"/>
    </style:style>
    <style:style style:name="T9" style:family="text">
      <style:text-properties officeooo:rsid="00207ef7"/>
    </style:style>
    <style:style style:name="T10" style:family="text">
      <style:text-properties officeooo:rsid="002ee49a"/>
    </style:style>
    <style:style style:name="T11" style:family="text">
      <style:text-properties officeooo:rsid="00306778"/>
    </style:style>
    <style:style style:name="T12" style:family="text">
      <style:text-properties officeooo:rsid="00321c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0">11</text:span>. <text:span text:style-name="T10">Otkazivanje putovanja</text:span></text:p>
      <text:p text:style-name="P2"/>
      <text:p text:style-name="P2"/>
      <text:p text:style-name="P1"/>
      <text:p text:style-name="P7"><text:span text:style-name="T3">1)Kratak opis</text:span>:</text:p>
      <text:p text:style-name="P10"><text:span text:style-name="T11">Otkazivanje putovanja </text:span>je slu<text:span text:style-name="T9">č</text:span>aj upotrebe u <text:span text:style-name="T9">kojem</text:span> se formalizuje način na koji se vrši <text:span text:style-name="T11">otkazivanje putovanja</text:span>. <text:span text:style-name="T11">Otkazivanje putovanja vrši šalterski službenik. Šalterski službenik kontaktira klijente koji su rezervisali taj aranžman, obaveštava ih da se aranžman nece sprovesti, pruža informacije o mogućim drugim aranžmanima I pruža kao zadnju mogućnost povratak novca u iznosu 100% uplaćenog.</text:span></text:p>
      <text:p text:style-name="P8">2)Učesnici<text:span text:style-name="T1">:</text:span></text:p>
      <text:p text:style-name="P16"><text:span text:style-name="T2">Šalterski službenik</text:span><text:span text:style-name="T1">.</text:span></text:p>
      <text:p text:style-name="P8">3)Preduslov<text:span text:style-name="T1">:</text:span></text:p>
      <text:p text:style-name="P5"><text:span text:style-name="T12">Nedovoljna kvota prijavljenih ili nepogoda ili otkaz od strane registrovanih smeštajnih jedinica ili prevoza</text:span>.</text:p>
      <text:p text:style-name="P8">4)Postuslovi<text:span text:style-name="T1">:</text:span></text:p>
      <text:p text:style-name="P14"><text:span text:style-name="T12">Otkazivanje putovanja </text:span>je obavljen<text:span text:style-name="T12">o, svi klijenti su obavešteni, refundirani il je ostvarena nova saranja,</text:span> i podaci o istom su uneti u sistem.</text:p>
      <text:p text:style-name="P9">5)Osnovni tok<text:span text:style-name="T1">:</text:span></text:p>
      <text:list xml:id="list6981918755958765039" text:style-name="L1">
        <text:list-item>
          <text:p text:style-name="P13"><text:span text:style-name="T12">Šalterski službenik dobija informaciju iz sistema da je putovanje otkazano</text:span>.</text:p>
        </text:list-item>
        <text:list-item>
          <text:p text:style-name="P15">Šalterski službenik pronalazi u bazi podataka spisak klijenata koji su rezervisali aranžman.</text:p>
        </text:list-item>
        <text:list-item>
          <text:p text:style-name="P15">Šalterski službenik obaveštava klijenta o otkazivanju putovanja.</text:p>
        </text:list-item>
        <text:list-item>
          <text:p text:style-name="P15">Šalterski službenik ažurira stanje sistema.</text:p>
        </text:list-item>
      </text:list>
      <text:p text:style-name="P11"><text:span text:style-name="T4">6)Alternativni tokovi</text:span><text:span text:style-name="T5">:</text:span></text:p>
      <text:p text:style-name="P11"><text:span text:style-name="T5"><text:tab/></text:span><text:span text:style-name="T7">3a</text:span><text:span text:style-name="T6">. U slučaju </text:span><text:span text:style-name="T7">da je klijent zainteresovan </text:span><text:span text:style-name="T8">za neki drugi aranžman pruža mu se <text:tab/>kompletan uvid u ponudu I vrši se dalja procedura rezervacije novog aranžmana.</text:span></text:p>
      <text:p text:style-name="P11"><text:span text:style-name="T8"><text:tab/>3b. U slučaju da klijent nije zainteresovan pružaju smu e informacije o proceduri <text:tab/>povratka novca, izdaje se potvrda I upućuje se blagajniku po novac.</text:span></text:p>
      <text:p text:style-name="P6"><text:tab/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4:24:09.506146622</meta:creation-date>
    <meta:generator>LibreOffice/5.1.6.2$Linux_X86_64 LibreOffice_project/10m0$Build-2</meta:generator>
    <dc:date>2017-11-26T21:49:40.311539236</dc:date>
    <meta:editing-duration>PT1H50M2S</meta:editing-duration>
    <meta:editing-cycles>10</meta:editing-cycles>
    <meta:document-statistic meta:table-count="0" meta:image-count="0" meta:object-count="0" meta:page-count="1" meta:paragraph-count="18" meta:word-count="192" meta:character-count="1363" meta:non-whitespace-character-count="1187"/>
  </office:meta>
</office:document-meta>
</file>